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Statically Typed Language-type checking at compile time</text:p>
      <text:p text:style-name="Standard"/>
      <text:p text:style-name="Standard"><text:s text:c="2"/>Dynamically Typed Language-type cheking at runtime</text:p>
      <text:p text:style-name="Standard"><text:s text:c="2"/></text:p>
      <text:p text:style-name="Standard"><text:s text:c="2"/>Strongly Typed Language-most consider about data types</text:p>
      <text:p text:style-name="Standard"><text:s text:c="2"/></text:p>
      <text:p text:style-name="Standard"><text:s text:c="2"/>Loosely Typed Language-not most consider about data types</text:p>
      <text:p text:style-name="Standard"><text:s text:c="2"/></text:p>
      <text:p text:style-name="Standard"><text:s text:c="2"/>java-&gt; Statically Typed Language</text:p>
      <text:p text:style-name="Standard"><text:s text:c="9"/>Dynamically Typed Language</text:p>
      <text:p text:style-name="Standard"><text:s text:c="9"/>Strongly Typed Language</text:p>
      <text:p text:style-name="Standard"><text:s text:c="9"/></text:p>
      <text:p text:style-name="Standard">2.In case sensitive matter describe a programming language’s ability to difference between upper case and lower case letters.</text:p>
      <text:p text:style-name="Standard"><text:tab/>ex-int A=10; int a=10 are not equal.</text:p>
      <text:p text:style-name="Standard"/>
      <text:p text:style-name="Standard">In case insensitive upper and lowercase letters is same.</text:p>
      <text:p text:style-name="Standard"><text:tab/>ex-int A=10; int a=10 are equal.</text:p>
      <text:p text:style-name="Standard"/>
      <text:p text:style-name="Standard">Case Sensitive-Insensitive-some times upper and lowercase letters is same and some times not.</text:p>
      <text:p text:style-name="Standard"/>
      <text:p text:style-name="Standard">java-&gt;case sensitive</text:p>
      <text:p text:style-name="Standard"/>
      <text:p text:style-name="Standard">3.A conversion from a type to that same type is permitted for any type. </text:p>
      <text:p text:style-name="Standard"><text:tab/>ex- int x=10;</text:p>
      <text:p text:style-name="Standard"><text:tab/> <text:s text:c="3"/>double y=10.5;</text:p>
      <text:p text:style-name="Standard"><text:tab/> <text:s text:c="3"/></text:p>
      <text:p text:style-name="Standard">4.<text:tab/> <text:s text:c="7"/>char</text:p>
      <text:p text:style-name="Standard"><text:tab/> <text:s text:c="8"/>|</text:p>
      <text:p text:style-name="Standard"><text:s/>byte--&gt;short--&gt;int--&gt;long</text:p>
      <text:p text:style-name="Standard"><text:tab/><text:tab/> | <text:s/>\ <text:s/>/ |</text:p>
      <text:p text:style-name="Standard"><text:tab/><text:tab/> | <text:s text:c="2"/>\/ <text:s/>|</text:p>
      <text:p text:style-name="Standard"><text:tab/><text:tab/> | <text:s text:c="2"/>/\ <text:s/>|</text:p>
      <text:p text:style-name="Standard"><text:tab/> <text:s text:c="6"/>float--&gt;double</text:p>
      <text:p text:style-name="Standard"><text:tab/> <text:s text:c="6"/></text:p>
      <text:p text:style-name="Standard"><text:s text:c="2"/>ex-<text:tab/>char myChar=5;</text:p>
      <text:p text:style-name="Standard"><text:s text:c="8"/>byte myByte=10;</text:p>
      <text:p text:style-name="Standard"><text:s text:c="8"/></text:p>
      <text:p text:style-name="Standard"><text:s text:c="8"/>short myShort=myByte;</text:p>
      <text:p text:style-name="Standard"><text:s text:c="8"/>int myInt1= myShort;</text:p>
      <text:p text:style-name="Standard"><text:s text:c="8"/>int myInt2=myChar;</text:p>
      <text:p text:style-name="Standard"><text:s text:c="8"/>long myLong=myInt1;</text:p>
      <text:p text:style-name="Standard"/>
      <text:p text:style-name="Standard"><text:s text:c="8"/>float myFloat1=myInt1;</text:p>
      <text:p text:style-name="Standard"><text:s text:c="8"/>float myFloat2=myLong;</text:p>
      <text:p text:style-name="Standard"/>
      <text:p text:style-name="Standard"><text:s text:c="8"/>double myDouble1=myLong;</text:p>
      <text:p text:style-name="Standard"><text:s text:c="8"/>double myDouble2=myInt1;</text:p>
      <text:p text:style-name="Standard"><text:s text:c="8"/>double myDouble3=myFloat1;</text:p>
      <text:p text:style-name="Standard"><text:s text:c="8"/>double myDouble4=myFloat2;</text:p>
      <text:p text:style-name="Standard"><text:tab/><text:tab/> <text:s text:c="2"/></text:p>
      <text:p text:style-name="Standard"><text:tab/></text:p>
      <text:p text:style-name="Standard"><text:soft-page-break/>5.run time constants- value assign at runtime</text:p>
      <text:p text:style-name="Standard"><text:tab/>ex- final int x=10;</text:p>
      <text:p text:style-name="Standard"><text:tab/></text:p>
      <text:p text:style-name="Standard"><text:s text:c="2"/>compile time constants- value assign at compile time</text:p>
      <text:p text:style-name="Standard"><text:s text:c="2"/><text:tab/>ex- final int x=10*(int) Math.random();</text:p>
      <text:p text:style-name="Standard"><text:s text:c="2"/><text:tab/></text:p>
      <text:p text:style-name="Standard">6.Implicit (Automatic) Narrowing Primitive Conversions- assigning a larger type to a smaller <text:s text:c="4"/>type automatically</text:p>
      <text:p text:style-name="Standard">conditions: the value must be a compile time constant</text:p>
      <text:p text:style-name="Standard"><text:tab/> <text:s text:c="3"/>value must in the range of assigning type</text:p>
      <text:p text:style-name="Standard"><text:s text:c="12"/></text:p>
      <text:p text:style-name="Standard"><text:s text:c="2"/>Explicit Narrowing Conversions (Casting)- assigning a larger type to a smaller type by casting</text:p>
      <text:p text:style-name="Standard"><text:s text:c="2"/></text:p>
      <text:p text:style-name="Standard">10.This situation happens in a very specific case when we want to convert from a byte to a char. The first conversion is the widening of the byte to int and then from the int it is narrowed down to char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20:00:35.151738302</meta:creation-date>
    <dc:date>2023-08-01T20:01:17.310941819</dc:date>
    <meta:editing-duration>PT4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57" meta:word-count="267" meta:character-count="1983" meta:non-whitespace-character-count="1518"/>
  </office:meta>
</office:document-meta>
</file>